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padding="0.0193in" fo:border="0.0008in solid #d9d9e3"/>
    </style:style>
    <style:style style:name="P2" style:family="paragraph" style:parent-style-name="Text_20_body">
      <style:paragraph-properties fo:padding="0.0193in" fo:border="0.0008in solid #d9d9e3"/>
    </style:style>
    <style:style style:name="P3" style:family="paragraph" style:parent-style-name="Text_20_body" style:list-style-name="L1">
      <style:paragraph-properties fo:padding="0.0193in" fo:border="0.0008in solid #d9d9e3"/>
    </style:style>
    <style:style style:name="P4" style:family="paragraph" style:parent-style-name="Text_20_body" style:list-style-name="L2">
      <style:paragraph-properties fo:padding="0.0193in" fo:border="0.0008in solid #d9d9e3"/>
    </style:style>
    <style:style style:name="P5" style:family="paragraph" style:parent-style-name="Text_20_body" style:list-style-name="L3">
      <style:paragraph-properties fo:padding="0.0193in" fo:border="0.0008in solid #d9d9e3"/>
    </style:style>
    <style:style style:name="T1" style:family="text"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Глава 9: Инструменты разработки<text:line-break/></text:span><text:line-break/>Раздел 9 учебника о PHP посвящен инструментам разработки, необходимым для эффективного создания приложений и тестирования кода. Рассмотрим ключевые аспекты этой главы:</text:p>
      <text:h text:style-name="P1" text:outline-level="3">9.1. Отладка кода</text:h>
      <text:p text:style-name="P2">Отладка кода - важный этап в разработке программного обеспечения. В PHP доступно несколько инструментов для отладки:</text:p>
      <text:list xml:id="list874431889707991826" text:style-name="L1">
        <text:list-item>
          <text:p text:style-name="P3"><text:span text:style-name="Strong_20_Emphasis">Использование отладчика:</text:span> В PHP есть отладчики, такие как Xdebug, которые позволяют разработчикам устанавливать точки останова, отслеживать значения переменных и шагать по коду для выявления ошибок.</text:p>
        </text:list-item>
        <text:list-item>
          <text:p text:style-name="P3"><text:span text:style-name="Strong_20_Emphasis">Логирование:</text:span> PHP также предоставляет функции для записи сообщений и ошибок в логи, что помогает отслеживать выполнение программы.</text:p>
        </text:list-item>
      </text:list>
      <text:h text:style-name="P1" text:outline-level="3">9.2. Использование фреймворков</text:h>
      <text:p text:style-name="P2">Фреймворки - это наборы инструментов и библиотек, которые облегчают разработку, предоставляя готовую инфраструктуру для создания приложений. Например, Laravel, Symfony, Yii и другие.</text:p>
      <text:list xml:id="list3354196284769721964" text:style-name="L2">
        <text:list-item>
          <text:p text:style-name="P4"><text:span text:style-name="Strong_20_Emphasis">Ускорение разработки:</text:span> Фреймворки предлагают готовые решения для типовых задач, таких как маршрутизация, аутентификация, работа с базами данных, что позволяет экономить время.</text:p>
        </text:list-item>
        <text:list-item>
          <text:p text:style-name="P4"><text:span text:style-name="Strong_20_Emphasis">Поддержка стандартов:</text:span> Фреймворки обычно следуют beweb-стандартам и лучшим практикам, что способствует созданию структурированного и надежного кода.</text:p>
        </text:list-item>
      </text:list>
      <text:h text:style-name="P1" text:outline-level="3">9.3. Тестирование и PHPUnit</text:h>
      <text:p text:style-name="P2">Тестирование является важной частью разработки, поскольку помогает обнаруживать и исправлять ошибки до выпуска приложения в продакшн. PHPUnit - один из популярных инструментов для тестирования в PHP.</text:p>
      <text:list xml:id="list5497561110277630264" text:style-name="L3">
        <text:list-item>
          <text:p text:style-name="P5"><text:span text:style-name="Strong_20_Emphasis">Модульное тестирование:</text:span> PHPUnit позволяет создавать тесты для проверки отдельных модулей кода на соответствие ожидаемому поведению.</text:p>
        </text:list-item>
        <text:list-item>
          <text:p text:style-name="P5"><text:span text:style-name="Strong_20_Emphasis">Автоматизация тестирования:</text:span> Использование PHPUnit позволяет создавать автоматические тесты, что помогает обнаруживать проблемы при изменении кода.</text:p>
        </text:list-item>
      </text:list>
      <text:p text:style-name="P2">Глубокое понимание инструментов отладки, использование фреймворков для ускорения разработки и регулярное тестирование с помощью PHPUnit позволяют создавать стабильные и надежные приложения на PHP. Это важные аспекты профессиональной разработки, которые помогают обеспечить качество и эффективность создаваемых продуктов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4</meta:editing-cycles>
    <meta:generator>OpenOffice/4.1.14$Win32 OpenOffice.org_project/4114m1$Build-9811</meta:generator>
    <dc:date>2023-11-30T21:34:18.22</dc:date>
    <dc:creator>Dima Wide</dc:creator>
    <meta:document-statistic meta:table-count="0" meta:image-count="0" meta:object-count="0" meta:page-count="1" meta:paragraph-count="14" meta:word-count="250" meta:character-count="2021"/>
    <meta:user-defined meta:name="Info 1"/>
    <meta:user-defined meta:name="Info 2"/>
    <meta:user-defined meta:name="Info 3"/>
    <meta:user-defined meta:name="Info 4"/>
  </office:meta>
</office:document-meta>
</file>